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5-09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5-04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4-09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4-04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3-09-0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3-04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2-09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2-04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1-09-2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1-04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0-09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20-04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9-10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9-04-2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8-10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8-04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7-09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7-04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6-09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6-04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5-08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5-04-0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4-08-26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4-04-24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3-08-3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3-04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2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2-04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1-09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1-04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0-09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44076354201</text:p>
          </table:table-cell>
          <table:table-cell office:value-type="string" calcext:value-type="string">
            <text:p>CA Db <text:s/>96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